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D462FB64D124D688.png" manifest:media-type="image/png"/>
  <manifest:file-entry manifest:full-path="Pictures/100000000000032000000258FA9FE233542165ED.png" manifest:media-type="image/png"/>
  <manifest:file-entry manifest:full-path="Pictures/100000000000032000000258712B4CE0C898A779.png" manifest:media-type="image/png"/>
  <manifest:file-entry manifest:full-path="Pictures/100002010000023400000372DBC3034A508C3C59.png" manifest:media-type="image/png"/>
  <manifest:file-entry manifest:full-path="Pictures/100000000000023300000177D5FEF68639CECC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f187c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23.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71cm" fo:min-width="3.46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95cm" fo:min-width="1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95cm" fo:min-width="1.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4.15cm" fo:min-width="14.5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35cm" fo:min-width="8.1cm"/>
    </style:style>
    <style:style style:name="gr10" style:family="graphic" style:parent-style-name="standard">
      <style:graphic-properties draw:textarea-horizontal-align="justify" draw:textarea-vertical-align="middle" draw:auto-grow-height="false" fo:min-height="3.35cm" fo:min-width="12.9cm"/>
    </style:style>
    <style:style style:name="gr11" style:family="graphic">
      <style:graphic-properties style:protect="size"/>
    </style:style>
    <style:style style:name="gr1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f187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28cm" svg:height="1.8cm" svg:x="0cm" svg:y="0cm">
          <text:p text:style-name="P1">Меню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2cm" svg:height="6cm" svg:x="2.2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cm" svg:height="5.6cm" svg:x="2.8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1.2cm" svg:x="2.2cm" svg:y="9cm">
          <text:p text:style-name="P1"><text:span text:style-name="T1">Ближайши</text:span><text:span text:style-name="T1">е/ </text:span></text:p>
          <text:p text:style-name="P1"><text:span text:style-name="T1">текущее</text:span></text:p>
          <text:p text:style-name="P1"><text:span text:style-name="T1">мероприят</text:span><text:span text:style-name="T1">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4.4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cm" svg:height="1.2cm" svg:x="8.8cm" svg:y="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5cm" svg:height="4.4cm" svg:x="2.2cm" svg:y="10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cm" svg:height="1.4cm" svg:x="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2.2cm" svg:x="4.9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8.6cm" svg:height="5.6cm" svg:x="8.8cm" svg:y="3cm">
          <text:p text:style-name="P1">Статистика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4cm" svg:height="3.6cm" svg:x="3cm" svg:y="10.8cm">
          <text:p text:style-name="P1"><text:s/>Регистрация/ ожидание начала /</text:p>
          <text:p text:style-name="P1">турнирная таблица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2" draw:text-style-name="P8" draw:layer="layout" svg:width="15.361cm" svg:height="24.024cm" svg:x="0.839cm" svg:y="-3cm">
          <draw:image xlink:href="Pictures/100002010000023400000372DBC3034A508C3C59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2" draw:text-style-name="P8" draw:layer="layout" svg:width="14.895cm" svg:height="9.921cm" svg:x="-0.095cm" svg:y="0cm">
          <draw:image xlink:href="Pictures/100000000000023300000177D5FEF68639CECC50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3" draw:text-style-name="P1" draw:layer="layout" svg:width="20.999cm" svg:height="15.749cm" svg:x="3.518cm" svg:y="0.016cm">
          <draw:image xlink:href="Pictures/100000000000032000000258712B4CE0C898A779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3" draw:text-style-name="P1" draw:layer="layout" svg:width="20.999cm" svg:height="15.749cm" svg:x="3.518cm" svg:y="0.016cm">
          <draw:image xlink:href="Pictures/100000000000032000000258FA9FE233542165ED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3" draw:text-style-name="P1" draw:layer="layout" svg:width="20.999cm" svg:height="15.749cm" svg:x="3.518cm" svg:y="0.016cm">
          <draw:image xlink:href="Pictures/100002010000032000000258D462FB64D124D688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2T09:23:03.498205637</meta:creation-date>
    <dc:date>2019-12-13T18:23:20.430676042</dc:date>
    <meta:editing-duration>PT11H42M18S</meta:editing-duration>
    <meta:editing-cycles>2</meta:editing-cycles>
    <meta:generator>LibreOffice/6.0.7.3$Linux_X86_64 LibreOffice_project/00m0$Build-3</meta:generator>
    <meta:document-statistic meta:object-count="50"/>
  </office:meta>
</office:document-meta>
</file>